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2.75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fo:font-size="14pt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fo:font-size="14pt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fo:font-size="14pt" officeooo:rsid="0009c5ff" officeooo:paragraph-rsid="0009c5ff" style:font-size-asian="12.25pt" style:font-size-complex="14pt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000000" officeooo:rsid="000877fb"/>
    </style:style>
    <style:style style:name="T4" style:family="text">
      <style:text-properties officeooo:rsid="000877fb"/>
    </style:style>
    <style:style style:name="T5" style:family="text">
      <style:text-properties officeooo:rsid="000b4745"/>
    </style:style>
    <style:style style:name="T6" style:family="text">
      <style:text-properties officeooo:rsid="000c6ea9"/>
    </style:style>
    <style:style style:name="T7" style:family="text">
      <style:text-properties officeooo:rsid="000dc6fd"/>
    </style:style>
    <style:style style:name="T8" style:family="text">
      <style:text-properties officeooo:rsid="00100a7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3">Cmput 313 </text:p>
      <text:p text:style-name="Standard"/>
      <text:p text:style-name="P3">Assignment <text:span text:style-name="T2">1</text:span></text:p>
      <text:p text:style-name="P2"/>
      <text:p text:style-name="P2">by:</text:p>
      <text:p text:style-name="P4">Chase McCarty</text:p>
      <text:p text:style-name="P4">Eden Mar</text:p>
      <text:p text:style-name="P4"/>
      <text:p text:style-name="P4"/>
      <text:p text:style-name="P2">Professor Janelle Harm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tab/>The simulation performed has been used to determine the impact that error-correction encoding has on the throughput of a communication channel. In our simulations, the value of K range from 0 to 5, for each value of e <text:span text:style-name="T7">ranging from 0.0001 to 0.0020,</text:span> all other variables remain<text:span text:style-name="T7">ing</text:span> constant<text:span text:style-name="T6">(A = 500, K = 0-5, F = 6000, e = 0.0001 to 0.0020, R = 600000, T = 5 (1, 2, 3, 4, 5))</text:span></text:p>
      <text:p text:style-name="P5"/>
      <text:p text:style-name="P5"><text:tab/>At a value of K=0, no error-correction encoding is used. As K increases, a larger number of check bits are required to transmit each frame, however, more bad bits can be tolerated before having to retransmit the frame. </text:p>
      <text:p text:style-name="P5"/>
      <text:p text:style-name="P5"><text:tab/>In our testing we found the optimal value of K to be to be K = <text:span text:style-name="T4">5</text:span><text:span text:style-name="T1"> </text:span><text:span text:style-name="T2">at a value of e = </text:span><text:span text:style-name="T3">0.0001</text:span><text:span text:style-name="T2">. As the Value of e increases, </text:span><text:span text:style-name="T3">the throughput decreases, as the rate of bad bits (and therefore bad frames) increases.</text:span></text:p>
      <text:p text:style-name="P6"><draw:frame draw:style-name="fr1" draw:name="Object1" text:anchor-type="paragraph" svg:x="0.0236in" svg:y="0.1543in" svg:width="2.4465in" svg:height="3.7335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paragraph" svg:x="2.572in" svg:y="0.1717in" svg:width="2.4256in" svg:height="3.73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tab/>The <text:span text:style-name="T5">trend</text:span> within the values of K is consistent with what is to be expected, but the <text:span text:style-name="T5">trend</text:span> between K's is not. <text:span text:style-name="T5">The expectation is that the throughput should be between the values of 0 and 1, meaning there is an bug within our code that was not resolved in time. Second, the expectation is that eventually, as the value of K increases, the number of total bits transmitted increases, resulting in more error bit padding and therefore more chances for errors. This is not seen within the data either, and not for a lack of small sample size; K values as high as 100 were attempted, but the trend holds, which again points to a bug in our final code. Were we able to successfully implement our code, we would expect that when K = 0, the lack of error checking would quickly reduce the </text:span><text:soft-page-break/><text:span text:style-name="T5">throughput as the error rate increased. As K increased, we expected that the initial throughput values would be improved over the baseline of K = 0; any overhead incurred as a result of the additional error checking bits would be greatly overshadowed by the benefits gained by having better error detection, especially when the error rates and the values of K remained small. We also expected that once a threshold value of K and e was reached, the Hamming Single Bit Correction scheme would not be capable of handling the larger amounts of bits required when dividing up a frame into more blocks, and hence more check bits.</text:span></text:p>
      <text:p text:style-name="P8"><text:tab/><text:span text:style-name="T8">In the case of greatly increasing the acknowledgement time, the rate of correctly transmitted bits would stay the same, but assuming the R remains static, then the total number of correctly received frames would drop, while the final R would remain the same (although with a larger portion of it being made of of ACK time). As a result, we would expect it to drop very quick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se McCarty</meta:initial-creator>
    <meta:creation-date>2014-10-01T14:57:43</meta:creation-date>
    <dc:date>2014-10-02T15:41:05.320358472</dc:date>
    <meta:editing-duration>PT1H44M32S</meta:editing-duration>
    <meta:editing-cycles>12</meta:editing-cycles>
    <meta:generator>LibreOffice/4.2.6.3$Linux_X86_64 LibreOffice_project/420m0$Build-3</meta:generator>
    <meta:document-statistic meta:table-count="0" meta:image-count="0" meta:object-count="2" meta:page-count="3" meta:paragraph-count="11" meta:word-count="487" meta:character-count="2654" meta:non-whitespace-character-count="21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Throughput(lower, upper)</text:p>
          </table:table-cell>
        </table:table-row>
        <table:table-row table:style-name="ro1">
          <table:table-cell office:value-type="string" calcext:value-type="string">
            <text:p>K = 0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string" calcext:value-type="string">
            <text:p>.67 (.34, 1.0)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string" calcext:value-type="string">
            <text:p>.07 (.01, .13)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 =1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string" calcext:value-type="string">
            <text:p>.73 (.48, .98)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string" calcext:value-type="string">
            <text:p>.16 (.07, .25)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.02 (.01, .03)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 = 2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string" calcext:value-type="string">
            <text:p>1.53 (1.29, 1.76)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string" calcext:value-type="string">
            <text:p>.42 (-.18, 1.02)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0.08 (.05, .1)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string" calcext:value-type="string">
            <text:p>.02 (.01, .02)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15:21:05.013637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4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Troughput(lower, upp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= 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string" calcext:value-type="string">
            <text:p>2.14 (1.81, 2.47)</text:p>
          </table:table-cell>
        </table:table-row>
        <table:table-row table:style-name="ro1"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string" calcext:value-type="string">
            <text:p>.69, (-.01, 1.39)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string" calcext:value-type="string">
            <text:p>.11 (.06, .16)</text:p>
          </table:table-cell>
        </table:table-row>
        <table:table-row table:style-name="ro1"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string" calcext:value-type="string">
            <text:p>.03 (0, .05)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 = 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string" calcext:value-type="string">
            <text:p>2.97 (2.97, 2.97)</text:p>
          </table:table-cell>
        </table:table-row>
        <table:table-row table:style-name="ro1"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string" calcext:value-type="string">
            <text:p>1.83 (.25, 3.42)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string" calcext:value-type="string">
            <text:p>.27 (.01, .54)</text:p>
          </table:table-cell>
        </table:table-row>
        <table:table-row table:style-name="ro1"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string" calcext:value-type="string">
            <text:p>0.03 (0, 0.06)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 = 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string" calcext:value-type="string">
            <text:p>3.5 (3.5, 3.5)</text:p>
          </table:table-cell>
        </table:table-row>
        <table:table-row table:style-name="ro1"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string" calcext:value-type="string">
            <text:p>2.21 (.43, 4.0)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string" calcext:value-type="string">
            <text:p>.63 (-.91, 2.18)</text:p>
          </table:table-cell>
        </table:table-row>
        <table:table-row table:style-name="ro1"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string" calcext:value-type="string">
            <text:p>.05 (0.03, 0.08)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15:21:13.249417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